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2632in" fo:margin-left="0in" fo:margin-top="0in" fo:margin-bottom="0in" table:align="left" style:writing-mode="lr-tb"/>
    </style:style>
    <style:style style:name="Table1.A" style:family="table-column">
      <style:table-column-properties style:column-width="0.2924in"/>
    </style:style>
    <style:style style:name="Table1.B" style:family="table-column">
      <style:table-column-properties style:column-width="2.2125in"/>
    </style:style>
    <style:style style:name="Table1.C" style:family="table-column">
      <style:table-column-properties style:column-width="1.25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rfc-language-tag="mn-Cyrl-MN" fo:language="mn" fo:script="Cyrl" fo:country="MN"/>
    </style:style>
    <style:style style:name="P3" style:family="paragraph" style:parent-style-name="Standard">
      <style:text-properties officeooo:rsid="0008f1f8" officeooo:paragraph-rsid="0008f1f8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rfc-language-tag="mn-Cyrl-MN" fo:language="mn" fo:script="Cyrl" fo:country="MN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rfc-language-tag="mn-Cyrl-MN" fo:language="mn" fo:script="Cyrl" fo:country="MN" fo:font-weight="bold" style:font-weight-asian="bold" style:font-weight-complex="bold"/>
    </style:style>
    <style:style style:name="P6" style:family="paragraph" style:parent-style-name="Standard">
      <style:text-properties style:rfc-language-tag="mn-Cyrl-MN" fo:language="mn" fo:script="Cyrl" fo:country="MN"/>
    </style:style>
    <style:style style:name="P7" style:family="paragraph" style:parent-style-name="Standard">
      <style:paragraph-properties fo:text-align="center" style:justify-single-word="false"/>
      <style:text-properties style:rfc-language-tag="mn-Cyrl-MN" fo:language="mn" fo:script="Cyrl" fo:country="MN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rfc-language-tag="mn-Cyrl-MN" fo:language="mn" fo:script="Cyrl" fo:country="MN" fo:font-weight="bold" officeooo:rsid="0009c122" officeooo:paragraph-rsid="0009c122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rfc-language-tag="mn-Cyrl-MN" fo:language="mn" fo:script="Cyrl" fo:country="M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f1f8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8">2e odoo yu we</text:p>
      <text:p text:style-name="P7">ШААРДАХ ХУУДАС ....................</text:p>
      <text:p text:style-name="P1"><text:span text:style-name="T2">ene heseg buruubn </text:span><text:span text:style-name="T1">Git ddd</text:span><text:bookmark text:name="_GoBack"/></text:p>
      <text:p text:style-name="P2">Захийлгат ажлын нэр: ........................................<text:tab/><text:tab/><text:tab/><text:tab/>20... оны <text:s/>... сарын ... өдөр</text:p>
      <text:p text:style-name="P2">Ажилтаны нэр: ....................................................</text:p>
      <text:p text:style-name="P2">Хэвлэх тоо, ширхэг: ............................................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Материалын нэр</text:p>
          </table:table-cell>
          <table:table-cell table:style-name="Table1.A1" office:value-type="string">
            <text:p text:style-name="P4">Зөвшөөрсөн тоо</text:p>
          </table:table-cell>
          <table:table-cell table:style-name="Table1.A1" office:value-type="string">
            <text:p text:style-name="P4">Олгосон тоо</text:p>
          </table:table-cell>
          <table:table-cell table:style-name="Table1.A1" office:value-type="string">
            <text:p text:style-name="P4">Тайлбар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2"/>
      <text:p text:style-name="P2"/>
      <text:p text:style-name="P2">Олгохыг зөвшөөрсөн: ................................................</text:p>
      <text:p text:style-name="P2">Шаардах бичсэн: .......................................................</text:p>
      <text:p text:style-name="P2">Олгосон нярав: ...........................................</text:p>
      <text:p text:style-name="P2"/>
      <text:p text:style-name="P2"/>
      <text:p text:style-name="P2"/>
      <text:p text:style-name="P2">Өбы</text:p>
      <text:p text:style-name="P2">Шардлагатай өөрчлөлт оруулсан</text:p>
      <text:p text:style-name="Standard">Ene uurchlult </text:p>
      <text:p text:style-name="Standard"/>
      <text:p text:style-name="Standard"/>
      <text:p text:style-name="Standard"/>
      <text:p text:style-name="P3">fdsafd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publishing-1</meta:initial-creator>
    <meta:editing-cycles>6</meta:editing-cycles>
    <meta:creation-date>2020-02-10T04:31:00</meta:creation-date>
    <dc:date>2020-02-20T12:47:40.142060635</dc:date>
    <meta:editing-duration>PT7M44S</meta:editing-duration>
    <meta:generator>LibreOffice/6.0.7.3$Linux_X86_64 LibreOffice_project/00m0$Build-3</meta:generator>
    <meta:document-statistic meta:table-count="1" meta:image-count="0" meta:object-count="0" meta:page-count="1" meta:paragraph-count="17" meta:word-count="52" meta:character-count="594" meta:non-whitespace-character-count="5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